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6044" officeooo:paragraph-rsid="0019604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5cc9" officeooo:paragraph-rsid="001a5cc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weight="bold" officeooo:rsid="001b4ce3" officeooo:paragraph-rsid="001a5cc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 !!!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07:42:42.272372270</meta:creation-date>
    <dc:date>2020-07-16T07:41:17.558108287</dc:date>
    <meta:editing-duration>PT1M2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" meta:character-count="15" meta:non-whitespace-character-count="13"/>
  </office:meta>
</office:document-meta>
</file>